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4813in"/>
    </style:style>
    <style:style style:name="Table1.B" style:family="table-column">
      <style:table-column-properties style:column-width="1.7868in"/>
    </style:style>
    <style:style style:name="Table1.C" style:family="table-column">
      <style:table-column-properties style:column-width="1.8153in"/>
    </style:style>
    <style:style style:name="Table1.D" style:family="table-column">
      <style:table-column-properties style:column-width="1.6097in"/>
    </style:style>
    <style:style style:name="Table1.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Standard">
      <style:paragraph-properties fo:margin-top="0in" fo:margin-bottom="0.1965in" style:contextual-spacing="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1"/>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list-style-name="L12"/>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6">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7">
      <style:paragraph-properties fo:margin-top="0in" fo:margin-bottom="0in" style:contextual-spacing="false"/>
    </style:style>
    <style:style style:name="P43" style:family="paragraph" style:parent-style-name="Text_20_body" style:list-style-name="L18"/>
    <style:style style:name="P44" style:family="paragraph" style:parent-style-name="Text_20_body" style:list-style-name="L18">
      <style:paragraph-properties fo:margin-top="0in" fo:margin-bottom="0in" style:contextual-spacing="false"/>
    </style:style>
    <style:style style:name="P45" style:family="paragraph" style:parent-style-name="Text_20_body" style:list-style-name="L19"/>
    <style:style style:name="P46" style:family="paragraph" style:parent-style-name="Text_20_body" style:list-style-name="L19">
      <style:paragraph-properties fo:margin-top="0in" fo:margin-bottom="0in" style:contextual-spacing="false"/>
    </style:style>
    <style:style style:name="P47" style:family="paragraph" style:parent-style-name="Text_20_body" style:list-style-name="L20"/>
    <style:style style:name="P48" style:family="paragraph" style:parent-style-name="Text_20_body" style:list-style-name="L20">
      <style:paragraph-properties fo:margin-top="0in" fo:margin-bottom="0in" style:contextual-spacing="false"/>
    </style:style>
    <style:style style:name="P49" style:family="paragraph" style:parent-style-name="Text_20_body" style:list-style-name="L21"/>
    <style:style style:name="P50" style:family="paragraph" style:parent-style-name="Text_20_body" style:list-style-name="L21">
      <style:paragraph-properties fo:margin-top="0in" fo:margin-bottom="0in" style:contextual-spacing="false"/>
    </style:style>
    <style:style style:name="P51" style:family="paragraph" style:parent-style-name="Text_20_body" style:list-style-name="L22"/>
    <style:style style:name="P52" style:family="paragraph" style:parent-style-name="Text_20_body" style:list-style-name="L22">
      <style:paragraph-properties fo:margin-top="0in" fo:margin-bottom="0in" style:contextual-spacing="false"/>
    </style:style>
    <style:style style:name="P53" style:family="paragraph" style:parent-style-name="Text_20_body" style:list-style-name="L23"/>
    <style:style style:name="P54" style:family="paragraph" style:parent-style-name="Text_20_body" style:list-style-name="L23">
      <style:paragraph-properties fo:margin-top="0in" fo:margin-bottom="0in" style:contextual-spacing="false"/>
    </style:style>
    <style:style style:name="P55" style:family="paragraph" style:parent-style-name="Text_20_body" style:list-style-name="L24"/>
    <style:style style:name="P56" style:family="paragraph" style:parent-style-name="Text_20_body" style:list-style-name="L24">
      <style:paragraph-properties fo:margin-top="0in" fo:margin-bottom="0in" style:contextual-spacing="false"/>
    </style:style>
    <style:style style:name="P57" style:family="paragraph" style:parent-style-name="Text_20_body" style:list-style-name="L25"/>
    <style:style style:name="P58" style:family="paragraph" style:parent-style-name="Text_20_body" style:list-style-name="L25">
      <style:paragraph-properties fo:margin-top="0in" fo:margin-bottom="0in" style:contextual-spacing="false"/>
    </style:style>
    <style:style style:name="P59" style:family="paragraph" style:parent-style-name="Text_20_body" style:list-style-name="L26"/>
    <style:style style:name="P60" style:family="paragraph" style:parent-style-name="Text_20_body" style:list-style-name="L26">
      <style:paragraph-properties fo:margin-top="0in" fo:margin-bottom="0in" style:contextual-spacing="false"/>
    </style:style>
    <style:style style:name="P61" style:family="paragraph" style:parent-style-name="Text_20_body" style:list-style-name="L27"/>
    <style:style style:name="P62" style:family="paragraph" style:parent-style-name="Text_20_body" style:list-style-name="L27">
      <style:paragraph-properties fo:margin-top="0in" fo:margin-bottom="0in" style:contextual-spacing="false"/>
    </style:style>
    <style:style style:name="P63" style:family="paragraph" style:parent-style-name="Text_20_body" style:list-style-name="L28"/>
    <style:style style:name="P64" style:family="paragraph" style:parent-style-name="Text_20_body" style:list-style-name="L28">
      <style:paragraph-properties fo:margin-top="0in" fo:margin-bottom="0in" style:contextual-spacing="false"/>
    </style:style>
    <style:style style:name="P65" style:family="paragraph" style:parent-style-name="Text_20_body" style:list-style-name="L29"/>
    <style:style style:name="P66" style:family="paragraph" style:parent-style-name="Text_20_body" style:list-style-name="L29">
      <style:paragraph-properties fo:margin-top="0in" fo:margin-bottom="0in" style:contextual-spacing="false"/>
    </style:style>
    <style:style style:name="P67" style:family="paragraph" style:parent-style-name="Text_20_body" style:list-style-name="L30"/>
    <style:style style:name="P68" style:family="paragraph" style:parent-style-name="Text_20_body" style:list-style-name="L30">
      <style:paragraph-properties fo:margin-top="0in" fo:margin-bottom="0in" style:contextual-spacing="false"/>
    </style:style>
    <style:style style:name="P69" style:family="paragraph" style:parent-style-name="Text_20_body">
      <style:paragraph-properties fo:margin-left="0in" fo:margin-right="0in" fo:text-indent="0in" style:auto-text-indent="false" style:writing-mode="lr-tb"/>
    </style:style>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6">
      <style:paragraph-properties fo:margin-top="0in" fo:margin-bottom="0in" style:contextual-spacing="false"/>
    </style:style>
    <style:style style:name="P77" style:family="paragraph" style:parent-style-name="Text_20_body" style:list-style-name="L37"/>
    <style:style style:name="P78" style:family="paragraph" style:parent-style-name="Text_20_body" style:list-style-name="L37">
      <style:paragraph-properties fo:margin-top="0in" fo:margin-bottom="0in" style:contextual-spacing="false"/>
    </style:style>
    <style:style style:name="P79" style:family="paragraph" style:parent-style-name="Text_20_body" style:list-style-name="L38"/>
    <style:style style:name="P80" style:family="paragraph" style:parent-style-name="Text_20_body" style:list-style-name="L38">
      <style:paragraph-properties fo:margin-top="0in" fo:margin-bottom="0in" style:contextual-spacing="false"/>
    </style:style>
    <style:style style:name="P81" style:family="paragraph" style:parent-style-name="Text_20_body" style:list-style-name="L39"/>
    <style:style style:name="P82" style:family="paragraph" style:parent-style-name="Text_20_body" style:list-style-name="L39">
      <style:paragraph-properties fo:margin-top="0in" fo:margin-bottom="0in" style:contextual-spacing="false"/>
    </style:style>
    <style:style style:name="P83" style:family="paragraph" style:parent-style-name="Text_20_body" style:list-style-name="L40"/>
    <style:style style:name="P84" style:family="paragraph" style:parent-style-name="Text_20_body" style:list-style-name="L40">
      <style:paragraph-properties fo:margin-top="0in" fo:margin-bottom="0in" style:contextual-spacing="false"/>
    </style:style>
    <style:style style:name="P85" style:family="paragraph" style:parent-style-name="Text_20_body" style:list-style-name="L41"/>
    <style:style style:name="P86" style:family="paragraph" style:parent-style-name="Text_20_body" style:list-style-name="L41">
      <style:paragraph-properties fo:margin-top="0in" fo:margin-bottom="0in" style:contextual-spacing="false"/>
    </style:style>
    <style:style style:name="P87" style:family="paragraph" style:parent-style-name="Text_20_body" style:list-style-name="L42"/>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radle,Maven অ্যান্ড Ant in java বিস্তারিত ব্যাখ্যা:</text:p>
      <text:p text:style-name="Text_20_body">Gradle, Maven, এবং Ant হল তিনটি প্রধান Java build tools যা বিভিন্ন ধরনের বিল্ড এবং প্রোজেক্ট ম্যানেজমেন্ট কাজ সহজ করে। এগুলির প্রতিটি টুলের নিজস্ব বৈশিষ্ট্য, সুবিধা, এবং কনফিগারেশন স্টাইল আছে। নিচে প্রতিটি টুলের বিস্তারিত ব্যাখ্যা করা হল:</text:p>
      <text:h text:style-name="Heading_20_3" text:outline-level="3"><text:span text:style-name="Strong_20_Emphasis">1. Apache Ant:</text:span></text:h>
      <text:p text:style-name="Text_20_body"><text:span text:style-name="Strong_20_Emphasis">Ant</text:span> হল একটি প্রাচীন এবং অত্যন্ত জনপ্রিয় Java build tool যা প্রথমে Sun Microsystems দ্বারা তৈরি করা হয়েছিল এবং পরে Apache Software Foundation এর তত্ত্বাবধানে চলে যায়। Ant প্রধানত XML কনফিগারেশন ফাইল ব্যবহার করে।</text:p>
      <text:h text:style-name="Heading_20_4" text:outline-level="4"><text:span text:style-name="Strong_20_Emphasis">বৈশিষ্ট্য:</text:span></text:h>
      <text:list text:style-name="L17">
        <text:list-item>
          <text:p text:style-name="P42"><text:span text:style-name="Strong_20_Emphasis">XML ভিত্তিক কনফিগারেশন:</text:span> বিল্ড প্রক্রিয়া কনফিগার করতে XML ব্যবহার করা হয়।</text:p>
        </text:list-item>
        <text:list-item>
          <text:p text:style-name="P42"><text:span text:style-name="Strong_20_Emphasis">টাস্ক ভিত্তিক:</text:span> বিভিন্ন বিল্ড স্টেপগুলিকে টাস্ক হিসেবে ডিফাইন করা হয়, যেমন <text:span text:style-name="Source_20_Text">compile</text:span>, <text:span text:style-name="Source_20_Text">clean</text:span>, <text:span text:style-name="Source_20_Text">jar</text:span>।</text:p>
        </text:list-item>
        <text:list-item>
          <text:p text:style-name="P42"><text:span text:style-name="Strong_20_Emphasis">কাস্টমাইজেশন:</text:span> Ant দিয়ে কাস্টম টাস্ক তৈরি করা যায় যা খুব ফ্লেক্সিবল।</text:p>
        </text:list-item>
        <text:list-item>
          <text:p text:style-name="P41"><text:span text:style-name="Strong_20_Emphasis">নির্ভরতা ম্যানেজমেন্ট নেই:</text:span> Maven এবং Gradle এর মত বিল্ট-ইন ডিপেনডেন্সি ম্যানেজমেন্ট নেই, তবে Ivy প্লাগইন ব্যবহার করে যোগ করা যায়।</text:p>
        </text:list-item>
      </text:list>
      <text:h text:style-name="Heading_20_4" text:outline-level="4"><text:span text:style-name="Strong_20_Emphasis">উদাহরণ:</text:span></text:h>
      <text:p text:style-name="Text_20_body"><text:span text:style-name="Strong_20_Emphasis">build.xml</text:span></text:p>
      <text:p text:style-name="P69"><text:span text:style-name="Source_20_Text">উপরের কোডটি একটি Apache Ant বিল্ড স্ক্রিপ্ট যা XML ফর্ম্যাটে লেখা হয়েছে। এটি একটি প্রজেক্টকে বিল্ড এবং প্যাকেজ করার জন্য ব্যবহৃত হয়। এই স্ক্রিপ্টের মাধ্যমে আপনি আপনার জাভা কোড কম্পাইল করতে এবং একটি JAR ফাইল তৈরি করতে পারবেন। চলুন, এই স্ক্রিপ্টের প্রতিটি অংশের বিস্তারিত ব্যাখ্যা করা যাক:</text:span></text:p>
      <text:h text:style-name="Heading_20_3" text:outline-level="3"><text:span text:style-name="Strong_20_Emphasis">প্রোজেক্ট ট্যাগ:</text:span></text:h>
      <text:p text:style-name="P2"><text:span text:style-name="Source_20_Text">&lt;project name="SampleProject" basedir="." default="compile"&gt;</text:span></text:p>
      <text:list text:style-name="L26">
        <text:list-item>
          <text:p text:style-name="P60"><text:span text:style-name="Strong_20_Emphasis">name="SampleProject":</text:span> প্রজেক্টের নাম। এখানে প্রজেক্টের নাম দেয়া হয়েছে "SampleProject"।</text:p>
        </text:list-item>
        <text:list-item>
          <text:p text:style-name="P60"><text:span text:style-name="Strong_20_Emphasis">basedir=".":</text:span> এটি প্রজেক্টের বেস ডিরেক্টরি নির্দেশ করে। এখানে <text:span text:style-name="Source_20_Text">"."</text:span> দ্বারা বোঝায় বর্তমান <text:span text:style-name="T2">ডিরেক্টরি।</text:span></text:p>
        </text:list-item>
        <text:list-item>
          <text:p text:style-name="P59"><text:span text:style-name="Strong_20_Emphasis">default="compile":</text:span> এটি ডিফল্ট টার্গেট নির্দেশ করে, অর্থাৎ আপনি যদি নির্দিষ্ট কোন টার্গেট রান না করেন তাহলে এটি "compile" টার্গেট রান করবে।</text:p>
        </text:list-item>
      </text:list>
      <text:h text:style-name="Heading_20_3" text:outline-level="3"><text:span text:style-name="Strong_20_Emphasis">init টার্গেট:</text:span></text:h>
      <text:p text:style-name="P1"><text:span text:style-name="Source_20_Text">&lt;target name="init"&gt;</text:span></text:p>
      <text:p text:style-name="P3"><text:span text:style-name="Source_20_Text"><text:s text:c="4"/>&lt;mkdir dir="build/classes"/&gt;</text:span></text:p>
      <text:p text:style-name="P4"><text:span text:style-name="Source_20_Text">&lt;/target&gt;</text:span></text:p>
      <text:list text:style-name="L27">
        <text:list-item>
          <text:p text:style-name="P62"><text:span text:style-name="Strong_20_Emphasis">&lt;target name="init"&gt;:</text:span> এটি একটি টার্গেট যার নাম "init"।</text:p>
        </text:list-item>
        <text:list-item>
          <text:p text:style-name="P61"><text:span text:style-name="Strong_20_Emphasis">&lt;mkdir dir="build/classes"/&gt;:</text:span> এটি একটি <text:span text:style-name="Source_20_Text">mkdir</text:span> টাস্ক যা "build/classes" ডিরেক্টরি তৈরি করে। কম্পাইল করা ক্লাস ফাইলগুলো এই ডিরেক্টরিতে রাখা হবে।</text:p>
        </text:list-item>
      </text:list>
      <text:h text:style-name="Heading_20_3" text:outline-level="3"><text:span text:style-name="Strong_20_Emphasis">compile টার্গেট:</text:span></text:h>
      <text:p text:style-name="P1"><text:span text:style-name="Source_20_Text">&lt;target name="compile" depends="init"&gt;</text:span></text:p>
      <text:p text:style-name="P3"><text:span text:style-name="Source_20_Text"><text:s text:c="4"/>&lt;javac srcdir="src" destdir="build/classes"/&gt;</text:span></text:p>
      <text:p text:style-name="P4"><text:soft-page-break/><text:span text:style-name="Source_20_Text">&lt;/target&gt;</text:span></text:p>
      <text:list text:style-name="L28">
        <text:list-item>
          <text:p text:style-name="P64"><text:span text:style-name="Strong_20_Emphasis">&lt;target name="compile" depends="init"&gt;:</text:span> এটি একটি টার্গেট যার নাম "compile" এবং এটি "init" টার্গেটের উপর নির্ভরশীল। অর্থাৎ, "compile" রান করার আগে "init" রান করতে হবে।</text:p>
        </text:list-item>
        <text:list-item>
          <text:p text:style-name="P63"><text:span text:style-name="Strong_20_Emphasis">&lt;javac srcdir="src" destdir="build/classes"/&gt;:</text:span> এটি একটি <text:span text:style-name="Source_20_Text">javac</text:span> টাস্ক যা "src" ডিরেক্টরির সোর্স ফাইলগুলোকে কম্পাইল করে এবং আউটপুট ফাইলগুলো "build/classes" ডিরেক্টরিতে জমা করে।</text:p>
        </text:list-item>
      </text:list>
      <text:h text:style-name="Heading_20_3" text:outline-level="3"><text:span text:style-name="Strong_20_Emphasis">jar টার্গেট:</text:span></text:h>
      <text:p text:style-name="P1"><text:span text:style-name="Source_20_Text">&lt;target name="jar" depends="compile"&gt;</text:span></text:p>
      <text:p text:style-name="P3"><text:span text:style-name="Source_20_Text"><text:s text:c="4"/>&lt;mkdir dir="dist"/&gt;</text:span></text:p>
      <text:p text:style-name="P3"><text:span text:style-name="Source_20_Text"><text:s text:c="4"/>&lt;jar destfile="dist/SampleProject.jar" basedir="build/classes"/&gt;</text:span></text:p>
      <text:p text:style-name="P4"><text:span text:style-name="Source_20_Text">&lt;/target&gt;</text:span></text:p>
      <text:list text:style-name="L29">
        <text:list-item>
          <text:p text:style-name="P66"><text:span text:style-name="Strong_20_Emphasis">&lt;target name="jar" depends="compile"&gt;:</text:span> এটি একটি টার্গেট যার নাম "jar" এবং এটি "compile" <text:span text:style-name="T2">টার্গেটের উপর নির্ভরশীল।</text:span> অর্থাৎ, "jar" <text:span text:style-name="T2">টার্গেট রান করার আগে </text:span>"compile" <text:span text:style-name="T2">টার্গেট রান করতে হবে।</text:span></text:p>
        </text:list-item>
        <text:list-item>
          <text:p text:style-name="P66"><text:span text:style-name="Strong_20_Emphasis">&lt;mkdir dir="dist"/&gt;:</text:span> এটি একটি <text:span text:style-name="Source_20_Text">mkdir</text:span> <text:span text:style-name="T2">টাস্ক যা </text:span>"dist" নামে একটি ডিরেক্টরি তৈরি করে। এই <text:span text:style-name="T2">ডিরেক্টরিতে</text:span> <text:span text:style-name="T2">তৈরি হওয়া</text:span> JAR ফাইলটি রাখা হবে।</text:p>
        </text:list-item>
        <text:list-item>
          <text:p text:style-name="P65"><text:span text:style-name="Strong_20_Emphasis">&lt;jar destfile="dist/SampleProject.jar" basedir="build/classes"/&gt;:</text:span> এটি একটি <text:span text:style-name="Source_20_Text">jar</text:span> টাস্ক যা "build/classes" <text:span text:style-name="T2">ডিরেক্টরির সমস্ত কম্পাইল করা ক্লাস ফাইলগুলোকে</text:span> "dist/SampleProject.jar" নামে একটি JAR ফাইলে প্যাকেজ করে।</text:p>
        </text:list-item>
      </text:list>
      <text:h text:style-name="Heading_20_3" text:outline-level="3"><text:span text:style-name="Strong_20_Emphasis">সম্পূর্ণ প্রক্রিয়া:</text:span></text:h>
      <text:list text:style-name="L30">
        <text:list-item>
          <text:p text:style-name="P68"><text:span text:style-name="Strong_20_Emphasis">init:</text:span> প্রথমে <text:span text:style-name="Source_20_Text">init</text:span> <text:span text:style-name="T2">টার্গেট রান করে যা </text:span>"build/classes" <text:span text:style-name="T2">ডিরেক্টরি তৈরি করে।</text:span></text:p>
        </text:list-item>
        <text:list-item>
          <text:p text:style-name="P68"><text:span text:style-name="Strong_20_Emphasis">compile:</text:span> তারপর <text:span text:style-name="Source_20_Text">compile</text:span> <text:span text:style-name="T2">টার্গেট রান হয় যা সোর্স কোড কম্পাইল করে এবং ক্লাস ফাইলগুলো</text:span> "build/classes" <text:span text:style-name="T2">ডিরেক্টরিতে রাখে।</text:span></text:p>
        </text:list-item>
        <text:list-item>
          <text:p text:style-name="P67"><text:span text:style-name="Strong_20_Emphasis">jar:</text:span> শেষে <text:span text:style-name="Source_20_Text">jar</text:span> <text:span text:style-name="T2">টার্গেট রান হয় যা কম্পাইল করা ক্লাস ফাইলগুলো একটি </text:span>JAR ফাইলে প্যাকেজ করে "dist" <text:span text:style-name="T2">ডিরেক্টরিতে সংরক্ষণ করে।</text:span></text:p>
        </text:list-item>
      </text:list>
      <text:p text:style-name="Text_20_body">এই স্ক্রিপ্টটি পর্যায়ক্রমে তিনটি ধাপ অনুসরণ করে পুরো প্রোজেক্টটিকে একটি এক্সিকিউটেবল JAR ফাইলে প্যাকেজ করে, যা আপনি সরাসরি রান করতে পারবেন।</text:p>
      <text:p text:style-name="P1"><text:span text:style-name="Source_20_Text"/></text:p>
      <text:h text:style-name="Heading_20_4" text:outline-level="4"><text:span text:style-name="Strong_20_Emphasis">সুবিধা:</text:span></text:h>
      <text:list text:style-name="L18">
        <text:list-item>
          <text:p text:style-name="P44">খুব ফ্লেক্সিবল এবং সহজে কাস্টমাইজ করা যায়।</text:p>
        </text:list-item>
        <text:list-item>
          <text:p text:style-name="P43">ছোট প্রকল্পের জন্য উপযোগী।</text:p>
        </text:list-item>
      </text:list>
      <text:h text:style-name="Heading_20_4" text:outline-level="4"><text:span text:style-name="Strong_20_Emphasis">অসুবিধা:</text:span></text:h>
      <text:list text:style-name="L19">
        <text:list-item>
          <text:p text:style-name="P46">অনেক কোড লেখার প্রয়োজন হয়।</text:p>
        </text:list-item>
        <text:list-item>
          <text:p text:style-name="P45"><text:span text:style-name="T2">ডিপেনডেন্সি ম্যানেজমেন্ট সমর্থন করে না</text:span>।</text:p>
        </text:list-item>
      </text:list>
      <text:p text:style-name="Horizontal_20_Line"/>
      <text:h text:style-name="Heading_20_3" text:outline-level="3"><text:span text:style-name="Strong_20_Emphasis">2. Apache Maven:</text:span></text:h>
      <text:p text:style-name="Text_20_body"><text:span text:style-name="Strong_20_Emphasis">Maven</text:span> হল একটি শক্তিশালী বিল্ড এবং প্রোজেক্ট ম্যানেজমেন্ট টুল যা প্রধানত ডিপেনডেন্সি ম্যানেজমেন্টের জন্য পরিচিত। এটি একটি ডিক্লারেটিভ পদ্ধতি ব্যবহার করে এবং XML (pom.xml) এর মাধ্যমে কনফিগারেশন সম্পন্ন করে।</text:p>
      <text:h text:style-name="Heading_20_4" text:outline-level="4"><text:soft-page-break/><text:span text:style-name="Strong_20_Emphasis">বৈশিষ্ট্য:</text:span></text:h>
      <text:list text:style-name="L20">
        <text:list-item>
          <text:p text:style-name="P48"><text:span text:style-name="Strong_20_Emphasis">ডিক্লারেটিভ কনফিগারেশন:</text:span> প্রোজেক্টের কনফিগারেশন <text:span text:style-name="Source_20_Text">pom.xml</text:span> ফাইলের মাধ্যমে করা হয়।</text:p>
        </text:list-item>
        <text:list-item>
          <text:p text:style-name="P48"><text:span text:style-name="Strong_20_Emphasis">ডিপেনডেন্সি ম্যানেজমেন্ট:</text:span> Maven Central এবং অন্যান্য রিপোজিটরি থেকে ডিপেনডেন্সি <text:span text:style-name="T2">ডাউনলোড এবং ম্যানেজ করতে পারে।</text:span></text:p>
        </text:list-item>
        <text:list-item>
          <text:p text:style-name="P48"><text:span text:style-name="Strong_20_Emphasis">লাইফসাইকেল ম্যানেজমেন্ট:</text:span> Maven একটি নির্দিষ্ট বিল্ড লাইফসাইকেল অনুসরণ করে যেমন <text:span text:style-name="Source_20_Text">validate</text:span>, <text:span text:style-name="Source_20_Text">compile</text:span>, <text:span text:style-name="Source_20_Text">test</text:span>, <text:span text:style-name="Source_20_Text">package</text:span>, <text:span text:style-name="Source_20_Text">install</text:span>, <text:span text:style-name="Source_20_Text">deploy</text:span>।</text:p>
        </text:list-item>
        <text:list-item>
          <text:p text:style-name="P47"><text:span text:style-name="Strong_20_Emphasis">প্লাগইন ব্যবহারে সমৃদ্ধ:</text:span> Maven প্লাগইন সমৃদ্ধ যা বিল্ড প্রক্রিয়াকে আরও শক্তিশালী করে তোলে।</text:p>
        </text:list-item>
      </text:list>
      <text:h text:style-name="Heading_20_4" text:outline-level="4"><text:span text:style-name="Strong_20_Emphasis">উদাহরণ:</text:span></text:h>
      <text:p text:style-name="Text_20_body"><text:span text:style-name="Strong_20_Emphasis">pom.xml</text:span></text:p>
      <text:p text:style-name="P69"><text:span text:style-name="Source_20_Text">উপরের কোডটি একটি Maven এর pom.xml ফাইলের উদাহরণ। Maven একটি জনপ্রিয় Java build এবং dependency management টুল যা প্রোজেক্টের বিভিন্ন কনফিগারেশন এবং ডিপেনডেন্সি ম্যানেজমেন্টের কাজ করে থাকে। pom.xml (Project Object Model) ফাইল Maven এর প্রজেক্ট কনফিগারেশনকে নির্দেশ করে। নিচে এই pom.xml ফাইলের প্রতিটি অংশের বিস্তারিত ব্যাখ্যা করা হলো:</text:span></text:p>
      <text:h text:style-name="Heading_20_3" text:outline-level="3"><text:span text:style-name="Strong_20_Emphasis">প্রোজেক্ট ট্যাগ:</text:span></text:h>
      <text:p text:style-name="P1"><text:span text:style-name="Source_20_Text">&lt;project xmlns="http://maven.apache.org/POM/4.0.0"</text:span></text:p>
      <text:p text:style-name="P3"><text:span text:style-name="Source_20_Text"><text:s text:c="9"/>xmlns:xsi="http://www.w3.org/2001/XMLSchema-instance"</text:span></text:p>
      <text:p text:style-name="P4"><text:span text:style-name="Source_20_Text"><text:s text:c="9"/>xsi:schemaLocation="http://maven.apache.org/POM/4.0.0 http://maven.apache.org/POM/4.0.0"&gt;</text:span></text:p>
      <text:list text:style-name="L31">
        <text:list-item>
          <text:p text:style-name="P70"><text:span text:style-name="Strong_20_Emphasis">xmlns এবং xsi:</text:span> এখানে Maven এর XML namespace এবং schema location নির্দেশ করা হয়েছে। এটি <text:span text:style-name="Source_20_Text">pom.xml</text:span> ফাইলের জন্য একটি স্ট্যান্ডার্ড স্ট্রাকচার।</text:p>
        </text:list-item>
      </text:list>
      <text:h text:style-name="Heading_20_3" text:outline-level="3"><text:span text:style-name="Strong_20_Emphasis">modelVersion:</text:span></text:h>
      <text:p text:style-name="P2"><text:span text:style-name="Source_20_Text">&lt;modelVersion&gt;4.0.0&lt;/modelVersion&gt;</text:span></text:p>
      <text:list text:style-name="L32">
        <text:list-item>
          <text:p text:style-name="P71"><text:span text:style-name="Strong_20_Emphasis">&lt;modelVersion&gt;:</text:span> এটি Maven POM এর সংস্করণ নির্দেশ করে। এখানে সংস্করণ <text:span text:style-name="Source_20_Text">4.0.0</text:span> উল্লেখ করা হয়েছে, যা Maven 2.x এবং তার উপরের সংস্করণে ব্যবহৃত হয়।</text:p>
        </text:list-item>
      </text:list>
      <text:h text:style-name="Heading_20_3" text:outline-level="3"><text:span text:style-name="Strong_20_Emphasis">groupId:</text:span></text:h>
      <text:p text:style-name="P2"><text:span text:style-name="Source_20_Text">&lt;groupId&gt;com.example&lt;/groupId&gt;</text:span></text:p>
      <text:list text:style-name="L33">
        <text:list-item>
          <text:p text:style-name="P72"><text:span text:style-name="Strong_20_Emphasis">&lt;groupId&gt;:</text:span> এটি প্রজেক্টের জন্য একটি ইউনিক আইডেন্টিফায়ার যা সাধারণত ডোমেইন নেমের বিপরীত, যেমন <text:span text:style-name="Source_20_Text">com.example</text:span>। এটি প্যাকেজের অনুরূপ।</text:p>
        </text:list-item>
      </text:list>
      <text:h text:style-name="Heading_20_3" text:outline-level="3"><text:span text:style-name="Strong_20_Emphasis">artifactId:</text:span></text:h>
      <text:p text:style-name="P2"><text:span text:style-name="Source_20_Text">&lt;artifactId&gt;sample-project&lt;/artifactId&gt;</text:span></text:p>
      <text:list text:style-name="L34">
        <text:list-item>
          <text:p text:style-name="P73"><text:span text:style-name="Strong_20_Emphasis">&lt;artifactId&gt;:</text:span> এটি প্রজেক্টের নাম বা আর্টিফ্যাক্ট নির্দেশ করে। এটি প্রজেক্টের প্যাকেজ বা JAR ফাইলের নাম হবে। এখানে প্রজেক্টের নাম <text:span text:style-name="Source_20_Text">sample-project</text:span>।</text:p>
        </text:list-item>
      </text:list>
      <text:h text:style-name="Heading_20_3" text:outline-level="3"><text:span text:style-name="Strong_20_Emphasis">version:</text:span></text:h>
      <text:p text:style-name="P2"><text:span text:style-name="Source_20_Text">&lt;version&gt;1.0-SNAPSHOT&lt;/version&gt;</text:span></text:p>
      <text:list text:style-name="L35">
        <text:list-item>
          <text:p text:style-name="P74"><text:span text:style-name="Strong_20_Emphasis">&lt;version&gt;:</text:span> এটি প্রজেক্টের সংস্করণ নির্দেশ করে। এখানে <text:span text:style-name="Source_20_Text">1.0-SNAPSHOT</text:span> উল্লেখ করা হয়েছে, যা বোঝায় এটি একটি ডেভেলপমেন্ট সংস্করণ এবং স্থিতিশীল রিলিজ নয়।</text:p>
        </text:list-item>
      </text:list>
      <text:h text:style-name="Heading_20_3" text:outline-level="3"><text:soft-page-break/><text:span text:style-name="Strong_20_Emphasis">dependencies:</text:span></text:h>
      <text:p text:style-name="P1"><text:span text:style-name="Source_20_Text">&lt;dependencies&gt;</text:span></text:p>
      <text:p text:style-name="P3"><text:span text:style-name="Source_20_Text"><text:s text:c="4"/>&lt;dependency&gt;</text:span></text:p>
      <text:p text:style-name="P3"><text:span text:style-name="Source_20_Text"><text:s text:c="8"/>&lt;groupId&gt;junit&lt;/groupId&gt;</text:span></text:p>
      <text:p text:style-name="P3"><text:span text:style-name="Source_20_Text"><text:s text:c="8"/>&lt;artifactId&gt;junit&lt;/artifactId&gt;</text:span></text:p>
      <text:p text:style-name="P3"><text:span text:style-name="Source_20_Text"><text:s text:c="8"/>&lt;version&gt;4.12&lt;/version&gt;</text:span></text:p>
      <text:p text:style-name="P3"><text:span text:style-name="Source_20_Text"><text:s text:c="8"/>&lt;scope&gt;test&lt;/scope&gt;</text:span></text:p>
      <text:p text:style-name="P3"><text:span text:style-name="Source_20_Text"><text:s text:c="4"/>&lt;/dependency&gt;</text:span></text:p>
      <text:p text:style-name="P4"><text:span text:style-name="Source_20_Text">&lt;/dependencies&gt;</text:span></text:p>
      <text:list text:style-name="L36">
        <text:list-item>
          <text:p text:style-name="P76"><text:span text:style-name="Strong_20_Emphasis">&lt;dependencies&gt;:</text:span> এই ট্যাগটি সমস্ত ডিপেনডেন্সির তালিকা ধরে রাখে যা প্রজেক্টে ব্যবহৃত হবে।</text:p>
        </text:list-item>
        <text:list-item>
          <text:p text:style-name="P76"><text:span text:style-name="Strong_20_Emphasis">&lt;dependency&gt;:</text:span> প্রতিটি ডিপেনডেন্সি আলাদাভাবে <text:span text:style-name="Source_20_Text">dependency</text:span> ট্যাগের মধ্যে উল্লেখ করা হয়।</text:p>
          <text:list>
            <text:list-item>
              <text:p text:style-name="P76"><text:span text:style-name="Strong_20_Emphasis">&lt;groupId&gt;:</text:span> এটি ডিপেনডেন্সির গ্রুপ আইডি নির্দেশ করে। উদাহরণস্বরূপ, এখানে <text:span text:style-name="Source_20_Text">junit</text:span> গ্রুপ আইডি ব্যবহার করা হয়েছে।</text:p>
            </text:list-item>
            <text:list-item>
              <text:p text:style-name="P76"><text:span text:style-name="Strong_20_Emphasis">&lt;artifactId&gt;:</text:span> এটি নির্দিষ্ট লাইব্রেরি বা প্যাকেজের নাম নির্দেশ করে। উদাহরণস্বরূপ, এখানে <text:span text:style-name="Source_20_Text">junit</text:span>।</text:p>
            </text:list-item>
            <text:list-item>
              <text:p text:style-name="P76"><text:span text:style-name="Strong_20_Emphasis">&lt;version&gt;:</text:span> এখানে <text:span text:style-name="Source_20_Text">4.12</text:span> সংস্করণ উল্লেখ করা হয়েছে যা নির্দিষ্ট ডিপেনডেন্সির সংস্করণ নির্দেশ করে।</text:p>
            </text:list-item>
            <text:list-item>
              <text:p text:style-name="P75"><text:span text:style-name="Strong_20_Emphasis">&lt;scope&gt;:</text:span> <text:span text:style-name="Source_20_Text">scope</text:span> দ্বারা বোঝায় এই ডিপেনডেন্সি কোন কনটেক্সটে ব্যবহৃত হবে। এখানে <text:span text:style-name="Source_20_Text">test</text:span> উল্লেখ করা হয়েছে, অর্থাৎ, JUnit শুধুমাত্র টেস্টিং এর জন্য ব্যবহৃত হবে এবং রান টাইমে প্রয়োজন হবে না।</text:p>
            </text:list-item>
          </text:list>
        </text:list-item>
      </text:list>
      <text:h text:style-name="Heading_20_3" text:outline-level="3"><text:span text:style-name="Strong_20_Emphasis">সম্পূর্ণ প্রক্রিয়া:</text:span></text:h>
      <text:p text:style-name="Text_20_body">এই <text:span text:style-name="Source_20_Text">pom.xml</text:span> ফাইলটি Maven প্রোজেক্টের জন্য মূল কনফিগারেশন ধারণ করে। এটি প্রজেক্টের আইডেন্টিফায়ার, সংস্করণ, এবং প্রয়োজনীয় ডিপেনডেন্সি পরিচালনা করে। JUnit ডিপেনডেন্সি টেস্টিংয়ের জন্য ব্যবহৃত হবে এবং Maven স্বয়ংক্রিয়ভাবে এটি Maven Central রিপোজিটরি থেকে ডাউনলোড করে নেবে।</text:p>
      <text:p text:style-name="Text_20_body">এই ফাইলটি ব্যবহার করে Maven নিচের কাজগুলো করবে:</text:p>
      <text:list text:style-name="L37">
        <text:list-item>
          <text:p text:style-name="P78"><text:span text:style-name="Strong_20_Emphasis">ডিপেনডেন্সি ডাউনলোড:</text:span> <text:span text:style-name="Source_20_Text">junit:junit:4.12</text:span> টেস্ট লাইব্রেরি Maven Central রিপোজিটরি থেকে ডাউনলোড করবে।</text:p>
        </text:list-item>
        <text:list-item>
          <text:p text:style-name="P78"><text:span text:style-name="Strong_20_Emphasis">বিল্ড:</text:span> <text:span text:style-name="Source_20_Text">compile</text:span>, <text:span text:style-name="Source_20_Text">test</text:span>, <text:span text:style-name="Source_20_Text">package</text:span> এবং অন্যান্য বিল্ড স্টেপ পরিচালনা করবে।</text:p>
        </text:list-item>
        <text:list-item>
          <text:p text:style-name="P77"><text:span text:style-name="Strong_20_Emphasis">টেস্ট:</text:span> <text:span text:style-name="Source_20_Text">test</text:span> scope উল্লেখ করার কারণে, এটি শুধুমাত্র টেস্টিং কনটেক্সটে ব্যবহার হবে।</text:p>
        </text:list-item>
      </text:list>
      <text:p text:style-name="Text_20_body">এইভাবে, Maven এর মাধ্যমে প্রজেক্ট বিল্ড এবং ম্যানেজ করা অনেক সহজ হয়ে যায় এবং স্বয়ংক্রিয়ভাবে ডিপেনডেন্সি এবং লাইফসাইকেল পরিচালনা করা সম্ভব হয়।</text:p>
      <text:p text:style-name="P1"><text:span text:style-name="Source_20_Text"/></text:p>
      <text:h text:style-name="Heading_20_4" text:outline-level="4"><text:span text:style-name="Strong_20_Emphasis">সুবিধা:</text:span></text:h>
      <text:list text:style-name="L21">
        <text:list-item>
          <text:p text:style-name="P50">ডিপেনডেন্সি ম্যানেজমেন্ট সহজ করে।</text:p>
        </text:list-item>
        <text:list-item>
          <text:p text:style-name="P50">স্ট্যান্ডার্ড প্রোজেক্ট স্ট্রাকচার প্রদান করে।</text:p>
        </text:list-item>
        <text:list-item>
          <text:p text:style-name="P49">প্লাগইন ব্যবহার সহজ এবং সমৃদ্ধ।</text:p>
        </text:list-item>
      </text:list>
      <text:h text:style-name="Heading_20_4" text:outline-level="4"><text:span text:style-name="Strong_20_Emphasis">অসুবিধা:</text:span></text:h>
      <text:list text:style-name="L22">
        <text:list-item>
          <text:p text:style-name="P52">XML কনফিগারেশন জটিল হতে পারে।</text:p>
        </text:list-item>
        <text:list-item>
          <text:p text:style-name="P51">বড় প্রোজেক্টের জন্য কনফিগারেশন এবং পরিচালনা জটিল হতে পারে।</text:p>
        </text:list-item>
      </text:list>
      <text:p text:style-name="Horizontal_20_Line"/>
      <text:h text:style-name="Heading_20_3" text:outline-level="3"><text:soft-page-break/><text:span text:style-name="Strong_20_Emphasis">3. Gradle:</text:span></text:h>
      <text:p text:style-name="Text_20_body"><text:span text:style-name="Strong_20_Emphasis">Gradle</text:span> একটি আধুনিক এবং অত্যন্ত ফ্লেক্সিবল বিল্ড টুল যা Groovy বা Kotlin DSL ব্যবহার করে কনফিগার করা হয়। Gradle প্রচলিত টুলের তুলনায় অনেক দ্রুত এবং ডাইনামিক কনফিগারেশন সমর্থন করে।</text:p>
      <text:h text:style-name="Heading_20_4" text:outline-level="4"><text:span text:style-name="Strong_20_Emphasis">বৈশিষ্ট্য:</text:span></text:h>
      <text:list text:style-name="L23">
        <text:list-item>
          <text:p text:style-name="P54"><text:span text:style-name="Strong_20_Emphasis">DSL ভিত্তিক কনফিগারেশন:</text:span> Groovy বা Kotlin ভিত্তিক DSL ব্যবহার করে কনফিগার করা হয়।</text:p>
        </text:list-item>
        <text:list-item>
          <text:p text:style-name="P54"><text:span text:style-name="Strong_20_Emphasis">উচ্চ পারফরম্যান্স:</text:span> Incremental এবং ক্যাশড বিল্ড সাপোর্ট করে, যা বিল্ড টাইম কমায়।</text:p>
        </text:list-item>
        <text:list-item>
          <text:p text:style-name="P54"><text:span text:style-name="Strong_20_Emphasis">ডিপেনডেন্সি ম্যানেজমেন্ট:</text:span> Maven বা Ivy রিপোজিটরি ব্যবহার করে ডিপেনডেন্সি ম্যানেজমেন্ট করে।</text:p>
        </text:list-item>
        <text:list-item>
          <text:p text:style-name="P53"><text:span text:style-name="Strong_20_Emphasis">প্লাগইন সমৃদ্ধ:</text:span> Gradle প্লাগইনগুলির মাধ্যমে বিল্ড প্রক্রিয়াকে আরও সমৃদ্ধ করে তোলে।</text:p>
        </text:list-item>
      </text:list>
      <text:h text:style-name="Heading_20_4" text:outline-level="4"><text:span text:style-name="Strong_20_Emphasis">উদাহরণ:</text:span></text:h>
      <text:p text:style-name="Text_20_body"><text:span text:style-name="Strong_20_Emphasis">build.gradle</text:span></text:p>
      <text:p text:style-name="P69"><text:span text:style-name="Source_20_Text">উপরের কোডটি একটি Gradle বিল্ড স্ক্রিপ্টের উদাহরণ, যা Groovy DSL (Domain Specific Language) ব্যবহার করে লেখা হয়েছে। Gradle একটি আধুনিক এবং দ্রুত বিল্ড টুল যা Java প্রোজেক্ট ম্যানেজমেন্ট ও ডিপেনডেন্সি ম্যানেজমেন্টের কাজ করে থাকে। এই স্ক্রিপ্টটি Java প্রোজেক্ট সেটআপ করার জন্য ব্যবহৃত হয়। নিচে কোডের প্রতিটি অংশের বিস্তারিত ব্যাখ্যা করা হলো:</text:span></text:p>
      <text:h text:style-name="Heading_20_3" text:outline-level="3"><text:span text:style-name="Strong_20_Emphasis">plugins ব্লক:</text:span></text:h>
      <text:p text:style-name="P1"><text:span text:style-name="Source_20_Text">plugins {</text:span></text:p>
      <text:p text:style-name="P3"><text:span text:style-name="Source_20_Text"><text:s text:c="4"/>id 'java'</text:span></text:p>
      <text:p text:style-name="P4"><text:span text:style-name="Source_20_Text">}</text:span></text:p>
      <text:list text:style-name="L38">
        <text:list-item>
          <text:p text:style-name="P80"><text:span text:style-name="Strong_20_Emphasis">plugins:</text:span> এই ব্লকটি বিভিন্ন প্লাগইন যুক্ত করতে ব্যবহৃত হয়, যা প্রজেক্টে অতিরিক্ত ফিচার বা ফাংশনালিটি যোগ করে।</text:p>
        </text:list-item>
        <text:list-item>
          <text:p text:style-name="P79"><text:span text:style-name="Strong_20_Emphasis">id 'java':</text:span> এখানে <text:span text:style-name="Source_20_Text">java</text:span> প্লাগইন যুক্ত করা হয়েছে, যা Java প্রোজেক্টে কম্পাইল, টেস্ট এবং প্যাকেজ করার বিভিন্ন টাস্ক যুক্ত করে। এই প্লাগইনটি যুক্ত করার মাধ্যমে Gradle স্বয়ংক্রিয়ভাবে Java কম্পাইল ও প্যাকেজ করার কাজ পরিচালনা করতে সক্ষম হয়।</text:p>
        </text:list-item>
      </text:list>
      <text:h text:style-name="Heading_20_3" text:outline-level="3"><text:span text:style-name="Strong_20_Emphasis">repositories ব্লক:</text:span></text:h>
      <text:p text:style-name="P1"><text:span text:style-name="Source_20_Text">repositories {</text:span></text:p>
      <text:p text:style-name="P3"><text:span text:style-name="Source_20_Text"><text:s text:c="4"/>mavenCentral()</text:span></text:p>
      <text:p text:style-name="P4"><text:span text:style-name="Source_20_Text">}</text:span></text:p>
      <text:list text:style-name="L39">
        <text:list-item>
          <text:p text:style-name="P82"><text:span text:style-name="Strong_20_Emphasis">repositories:</text:span> এই ব্লকটি প্রজেক্টের ডিপেনডেন্সি কোথা থেকে ডাউনলোড করা হবে তা নির্ধারণ করে।</text:p>
        </text:list-item>
        <text:list-item>
          <text:p text:style-name="P81"><text:span text:style-name="Strong_20_Emphasis">mavenCentral():</text:span> Maven Central একটি জনপ্রিয় পাবলিক রিপোজিটরি যেখানে অধিকাংশ Java লাইব্রেরি সংরক্ষিত থাকে। এখানে <text:span text:style-name="Source_20_Text">mavenCentral()</text:span> নির্দেশ করার মাধ্যমে, প্রজেক্টের জন্য প্রয়োজনীয় ডিপেনডেন্সি Maven Central রিপোজিটরি থেকে ডাউনলোড করা হবে।</text:p>
        </text:list-item>
      </text:list>
      <text:h text:style-name="Heading_20_3" text:outline-level="3"><text:span text:style-name="Strong_20_Emphasis">dependencies ব্লক:</text:span></text:h>
      <text:p text:style-name="P1"><text:span text:style-name="Source_20_Text">dependencies {</text:span></text:p>
      <text:p text:style-name="P3"><text:span text:style-name="Source_20_Text"><text:s text:c="4"/>testImplementation 'junit:junit:4.12'</text:span></text:p>
      <text:p text:style-name="P4"><text:span text:style-name="Source_20_Text">}</text:span></text:p>
      <text:list text:style-name="L40">
        <text:list-item>
          <text:p text:style-name="P84"><text:span text:style-name="Strong_20_Emphasis">dependencies:</text:span> এই ব্লকটি প্রজেক্টের সমস্ত ডিপেনডেন্সি তালিকাভুক্ত করে।</text:p>
        </text:list-item>
        <text:list-item>
          <text:p text:style-name="P84"><text:soft-page-break/><text:span text:style-name="Strong_20_Emphasis">testImplementation:</text:span> এই কনফিগারেশন নির্দেশ করে যে এই ডিপেনডেন্সি শুধুমাত্র টেস্টিংয়ের জন্য প্রয়োজন।</text:p>
        </text:list-item>
        <text:list-item>
          <text:p text:style-name="P83"><text:span text:style-name="Strong_20_Emphasis">'junit:junit:4.12':</text:span> এখানে <text:span text:style-name="Source_20_Text">junit</text:span> গ্রুপ আইডি এবং আর্টিফ্যাক্ট আইডি সহ JUnit লাইব্রেরির সংস্করণ 4.12 ব্যবহার করা হয়েছে। এটি Java টেস্টিং ফ্রেমওয়ার্ক যা ইউনিট টেস্টিংয়ের জন্য ব্যবহৃত হয়।</text:p>
        </text:list-item>
      </text:list>
      <text:h text:style-name="Heading_20_3" text:outline-level="3"><text:span text:style-name="Strong_20_Emphasis">tasks.named('test') ব্লক:</text:span></text:h>
      <text:p text:style-name="P1"><text:span text:style-name="Source_20_Text">tasks.named('test') {</text:span></text:p>
      <text:p text:style-name="P3"><text:span text:style-name="Source_20_Text"><text:s text:c="4"/>useJUnitPlatform()</text:span></text:p>
      <text:p text:style-name="P4"><text:span text:style-name="Source_20_Text">}</text:span></text:p>
      <text:list text:style-name="L41">
        <text:list-item>
          <text:p text:style-name="P86"><text:span text:style-name="Strong_20_Emphasis">tasks.named('test'):</text:span> এই ব্লকটি <text:span text:style-name="Source_20_Text">test</text:span> টাস্কের জন্য কনফিগারেশন নির্ধারণ করে। <text:span text:style-name="Source_20_Text">test</text:span> টাস্কটি সাধারণত Java প্রজেক্টের জন্য টেস্ট রান করতে ব্যবহৃত হয়।</text:p>
        </text:list-item>
        <text:list-item>
          <text:p text:style-name="P85"><text:span text:style-name="Strong_20_Emphasis">useJUnitPlatform():</text:span> এটি JUnit 5 টেস্ট প্ল্যাটফর্ম ব্যবহারের নির্দেশ দেয়, যা JUnit 4 থেকে উন্নত টেস্টিং ফিচার সরবরাহ করে।</text:p>
        </text:list-item>
      </text:list>
      <text:h text:style-name="Heading_20_3" text:outline-level="3"><text:span text:style-name="Strong_20_Emphasis">সমগ্র প্রক্রিয়া:</text:span></text:h>
      <text:list text:style-name="L42">
        <text:list-item>
          <text:p text:style-name="P87"><text:span text:style-name="Strong_20_Emphasis">Java প্লাগইন যুক্ত করা:</text:span> স্ক্রিপ্টটি Java প্লাগইন লোড করে, যা প্রজেক্টে Java সম্পর্কিত বিভিন্ন টাস্ক যেমন কম্পাইল, প্যাকেজ, টেস্ট ইত্যাদি যোগ করে।</text:p>
        </text:list-item>
        <text:list-item>
          <text:p text:style-name="P87"><text:span text:style-name="Strong_20_Emphasis">Maven Central রিপোজিটরি ব্যবহার:</text:span> Maven Central থেকে ডিপেনডেন্সি ডাউনলোড করা হবে, যা একটি বহুল ব্যবহৃত পাবলিক রিপোজিটরি।</text:p>
        </text:list-item>
        <text:list-item>
          <text:p text:style-name="P87"><text:span text:style-name="Strong_20_Emphasis">JUnit টেস্ট ডিপেনডেন্সি:</text:span> টেস্টিংয়ের জন্য JUnit লাইব্রেরি ডিপেনডেন্সি হিসেবে যোগ করা হয়েছে যা শুধুমাত্র টেস্ট কনটেক্সটে ব্যবহার হবে।</text:p>
        </text:list-item>
        <text:list-item>
          <text:p text:style-name="P87"><text:span text:style-name="Strong_20_Emphasis">JUnit প্ল্যাটফর্ম ব্যবহার:</text:span> JUnit টেস্ট প্ল্যাটফর্ম ব্যবহার করার জন্য <text:span text:style-name="Source_20_Text">test</text:span> টাস্ককে কনফিগার করা হয়েছে, যা নতুন JUnit 5 টেস্ট ফ্রেমওয়ার্ক সমর্থন করে।</text:p>
        </text:list-item>
      </text:list>
      <text:p text:style-name="Text_20_body">এই স্ক্রিপ্টটি একটি সহজ Java প্রোজেক্ট সেটআপ করে এবং ইউনিট টেস্টিংয়ের জন্য JUnit ব্যবহার করতে প্রস্তুত করে। এটি প্রজেক্ট ডিপেনডেন্সি ম্যানেজমেন্ট এবং বিল্ড প্রসেসকে অনেক সহজ করে দেয়।</text:p>
      <text:p text:style-name="P1"><text:span text:style-name="Source_20_Text"/></text:p>
      <text:h text:style-name="Heading_20_4" text:outline-level="4"><text:span text:style-name="Strong_20_Emphasis">সুবিধা:</text:span></text:h>
      <text:list text:style-name="L24">
        <text:list-item>
          <text:p text:style-name="P56">কনফিগারেশন সহজ এবং কম কোড প্রয়োজন।</text:p>
        </text:list-item>
        <text:list-item>
          <text:p text:style-name="P56">দ্রুত বিল্ড পারফরম্যান্স।</text:p>
        </text:list-item>
        <text:list-item>
          <text:p text:style-name="P55">ফ্লেক্সিবল এবং কাস্টমাইজেশন সহজ।</text:p>
        </text:list-item>
      </text:list>
      <text:h text:style-name="Heading_20_4" text:outline-level="4"><text:span text:style-name="Strong_20_Emphasis">অসুবিধা:</text:span></text:h>
      <text:list text:style-name="L25">
        <text:list-item>
          <text:p text:style-name="P58">নতুন ব্যবহারকারীদের জন্য DSL শিখতে কিছুটা কঠিন হতে পারে।</text:p>
        </text:list-item>
        <text:list-item>
          <text:p text:style-name="P57">বৃহত্তর প্রোজেক্টে প্রাথমিক সেটআপ কিছুটা সময়সাপেক্ষ।</text:p>
        </text:list-item>
      </text:list>
      <text:p text:style-name="Horizontal_20_Line"/>
      <text:h text:style-name="Heading_20_3" text:outline-level="3"><text:span text:style-name="Strong_20_Emphasis"/></text:h>
      <text:p text:style-name="Text_20_body"><text:span text:style-name="Strong_20_Emphasis"/></text:p>
      <text:p text:style-name="Text_20_body"><text:span text:style-name="Strong_20_Emphasis"/></text:p>
      <text:h text:style-name="Heading_20_3" text:outline-level="3"><text:soft-page-break/><text:span text:style-name="Strong_20_Emphasis">Java Build Tools এর তুলনামূলক বিশ্লেষণ:</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বৈশিষ্ট্য</text:p>
            </table:table-cell>
            <table:table-cell table:style-name="Table1.A1" office:value-type="string">
              <text:p text:style-name="Table_20_Heading">Ant</text:p>
            </table:table-cell>
            <table:table-cell table:style-name="Table1.A1" office:value-type="string">
              <text:p text:style-name="Table_20_Heading">Maven</text:p>
            </table:table-cell>
            <table:table-cell table:style-name="Table1.A1" office:value-type="string">
              <text:p text:style-name="Table_20_Heading">Gradle</text:p>
            </table:table-cell>
          </table:table-row>
        </table:table-header-rows>
        <table:table-row>
          <table:table-cell table:style-name="Table1.A1" office:value-type="string">
            <text:p text:style-name="Table_20_Contents">কনফিগারেশন</text:p>
          </table:table-cell>
          <table:table-cell table:style-name="Table1.A1" office:value-type="string">
            <text:p text:style-name="Table_20_Contents">XML</text:p>
          </table:table-cell>
          <table:table-cell table:style-name="Table1.A1" office:value-type="string">
            <text:p text:style-name="Table_20_Contents">XML (pom.xml)</text:p>
          </table:table-cell>
          <table:table-cell table:style-name="Table1.A1" office:value-type="string">
            <text:p text:style-name="Table_20_Contents">Groovy/Kotlin DSL</text:p>
          </table:table-cell>
        </table:table-row>
        <table:table-row>
          <table:table-cell table:style-name="Table1.A1" office:value-type="string">
            <text:p text:style-name="P10">ডিপেনডেন্সি ম্যানেজমেন্ট</text:p>
          </table:table-cell>
          <table:table-cell table:style-name="Table1.A1" office:value-type="string">
            <text:p text:style-name="Table_20_Contents">নেই (Ivy ব্যবহার করতে হয়)</text:p>
          </table:table-cell>
          <table:table-cell table:style-name="Table1.A1" office:value-type="string">
            <text:p text:style-name="Table_20_Contents">আছে</text:p>
          </table:table-cell>
          <table:table-cell table:style-name="Table1.A1" office:value-type="string">
            <text:p text:style-name="Table_20_Contents">আছে</text:p>
          </table:table-cell>
        </table:table-row>
        <table:table-row>
          <table:table-cell table:style-name="Table1.A1" office:value-type="string">
            <text:p text:style-name="Table_20_Contents">বিল্ড পারফরম্যান্স</text:p>
          </table:table-cell>
          <table:table-cell table:style-name="Table1.A1" office:value-type="string">
            <text:p text:style-name="Table_20_Contents">মধ্যম</text:p>
          </table:table-cell>
          <table:table-cell table:style-name="Table1.A1" office:value-type="string">
            <text:p text:style-name="Table_20_Contents">ধীর (অনেক প্লাগইন ব্যবহারে)</text:p>
          </table:table-cell>
          <table:table-cell table:style-name="Table1.A1" office:value-type="string">
            <text:p text:style-name="Table_20_Contents">দ্রুত (Incremental বিল্ড)</text:p>
          </table:table-cell>
        </table:table-row>
        <table:table-row>
          <table:table-cell table:style-name="Table1.A1" office:value-type="string">
            <text:p text:style-name="Table_20_Contents">ফ্লেক্সিবিলিটি</text:p>
          </table:table-cell>
          <table:table-cell table:style-name="Table1.A1" office:value-type="string">
            <text:p text:style-name="Table_20_Contents">উচ্চ</text:p>
          </table:table-cell>
          <table:table-cell table:style-name="Table1.A1" office:value-type="string">
            <text:p text:style-name="Table_20_Contents">মধ্যম</text:p>
          </table:table-cell>
          <table:table-cell table:style-name="Table1.A1" office:value-type="string">
            <text:p text:style-name="Table_20_Contents">উচ্চ</text:p>
          </table:table-cell>
        </table:table-row>
        <table:table-row>
          <table:table-cell table:style-name="Table1.A1" office:value-type="string">
            <text:p text:style-name="Table_20_Contents">শেখার সময়</text:p>
          </table:table-cell>
          <table:table-cell table:style-name="Table1.A1" office:value-type="string">
            <text:p text:style-name="Table_20_Contents">কম</text:p>
          </table:table-cell>
          <table:table-cell table:style-name="Table1.A1" office:value-type="string">
            <text:p text:style-name="Table_20_Contents">মধ্যম</text:p>
          </table:table-cell>
          <table:table-cell table:style-name="Table1.A1" office:value-type="string">
            <text:p text:style-name="Table_20_Contents">কিছুটা বেশি</text:p>
          </table:table-cell>
        </table:table-row>
      </table:table>
      <text:p text:style-name="Text_20_body"/>
      <text:p text:style-name="Text_20_body">Gradle, Maven, এবং Ant প্রত্যেকটির নিজস্ব বিশেষত্ব ও সুবিধা আছে এবং প্রকল্পের চাহিদা অনুযায়ী সঠিক টুল নির্বাচন করা উচিত। সাধারণত নতুন প্রোজেক্টে Gradle বা Maven বেশি ব্যবহৃত হয় যেখানে পুরনো প্রোজেক্টে Ant দেখা যায়।</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484in" fo:margin-bottom="0.19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1:43:09.930990105</meta:creation-date>
    <meta:generator>LibreOffice/24.2.5.2$Linux_X86_64 LibreOffice_project/420$Build-2</meta:generator>
    <dc:date>2024-09-12T04:05:24.340962164</dc:date>
    <meta:editing-duration>PT1H44M6S</meta:editing-duration>
    <meta:editing-cycles>31</meta:editing-cycles>
    <meta:document-statistic meta:table-count="1" meta:image-count="0" meta:object-count="0" meta:page-count="7" meta:paragraph-count="178" meta:word-count="1603" meta:character-count="8269" meta:non-whitespace-character-count="6820"/>
  </office:meta>
</office:document-meta>
</file>